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Mangal" style:font-family-generic-complex="roman" style:font-pitch-complex="variable" fo:font-size="0.25in" style:font-size-asian="0.25in" style:font-size-complex="0.25in" fo:letter-spacing="0in" style:language-complex="mr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1.04225in" svg:y="0.64789in" svg:width="7.67606in" svg:height="0.69014in" draw:id="id63" draw:style-name="a384" draw:name="Rounded Rectangle 3">
          <svg:title/>
          <svg:desc/>
          <text:p text:style-name="a383" text:class-names="" text:cond-style-name=""><text:span text:style-name="a381" text:class-names="">Search word input field</text:span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03521in" svg:y="2.33568in" svg:width="0.77465in" svg:height="0.69014in" draw:id="id64" draw:style-name="a388" draw:name="Rounded Rectangle 4">
          <svg:title/>
          <svg:desc/>
          <text:p text:style-name="a387" text:class-names="" text:cond-style-name=""><text:span text:style-name="a385" text:class-names="">+</text:span><text:span text:style-name="a3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09859in" svg:y="1.49178in" svg:width="1.56338in" svg:height="0.69014in" draw:id="id65" draw:style-name="a391" draw:name="Rounded Rectangle 5">
          <svg:title/>
          <svg:desc/>
          <text:p text:style-name="a390" text:class-names="" text:cond-style-name=""><text:span text:style-name="a389" text:class-names="">=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03521in" svg:y="1.49178in" svg:width="2.76761in" svg:height="0.69014in" draw:id="id66" draw:style-name="a396" draw:name="Rounded Rectangle 6">
          <svg:title/>
          <svg:desc/>
          <text:p text:style-name="a395" text:class-names="" text:cond-style-name=""><text:span text:style-name="a392" text:class-names="">Filter 1</text:span><text:span text:style-name="a393" text:class-names="">…</text:span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9507in" svg:y="1.49178in" svg:width="2.76761in" svg:height="0.69014in" draw:id="id67" draw:style-name="a400" draw:name="Rounded Rectangle 7">
          <svg:title/>
          <svg:desc/>
          <text:p text:style-name="a399" text:class-names="" text:cond-style-name=""><text:span text:style-name="a397" text:class-names="">Expression</text:span><text:span text:style-name="a3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6/8/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6/8/20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6/8/20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6/8/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6/8/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6/8/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6/8/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6/8/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6/8/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6/8/2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6/8/2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6/8/2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rosoft Office User</meta:initial-creator>
    <dc:creator>Microsoft Office User</dc:creator>
    <meta:creation-date>2020-06-08T11:50:45Z</meta:creation-date>
    <dc:date>2020-06-08T11:57:53Z</dc:date>
    <meta:editing-cycles>2</meta:editing-cycles>
    <meta:editing-duration>PT420S</meta:editing-duration>
    <meta:document-statistic meta:paragraph-count="5" meta:word-count="10"/>
  </office:meta>
</office:document-meta>
</file>